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Noto Sans" svg:font-family="'Noto Sans'" style:font-family-generic="swiss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Разработана онтологическая модель предметной области онлайн-бронирования гостиниц, реализованная в редакторе Protégé с использованием языка OWL. Модель формализует процесс поиска и бронирования номеров, охватывая ключевые сущности от пользовательского запроса до фиксации бронирования.</text:p>
      <text:p text:style-name="Standard"/>
      <text:p text:style-name="Standard">Компоненты модели</text:p>
      <text:p text:style-name="Standard"/>
      <text:p text:style-name="Standard">1. Классовая структура</text:p>
      <text:p text:style-name="Standard"/>
      <text:p text:style-name="Standard">Модель определяет пять базовых классов, представляющих основные сущности системы:</text:p>
      <text:p text:style-name="Standard"/>
      <text:p text:style-name="Standard">Пользователь ──┐</text:p>
      <text:p text:style-name="Standard"><text:s text:c="15"/>├── Бронирование</text:p>
      <text:p text:style-name="Standard"><text:s text:c="15"/>└──┐</text:p>
      <text:p text:style-name="Standard">Город ────────────┤</text:p>
      <text:p text:style-name="Standard"><text:s text:c="18"/>├── Гостиница</text:p>
      <text:p text:style-name="Standard"><text:s text:c="18"/>└──┐</text:p>
      <text:p text:style-name="Standard"><text:s text:c="21"/>└── Номер</text:p>
      <text:p text:style-name="Standard">Особенности структуры:</text:p>
      <text:p text:style-name="Standard"/>
      <text:p text:style-name="Standard">· Классы организованы линейно, отражая последовательность пользовательских действий</text:p>
      <text:p text:style-name="Standard">· Каждый класс представляет отдельный этап процесса: запрос → локация → размещение → услуга → подтверждение</text:p>
      <text:p text:style-name="Standard">· Отсутствует явная иерархия наследования — все классы независимы</text:p>
      <text:p text:style-name="Standard"/>
      <text:p text:style-name="Standard">2. Свойства отношений (Object Properties)</text:p>
      <text:p text:style-name="Standard"/>
      <text:p text:style-name="Standard">Определены пять ключевых отношений, образующих цепочку пользовательского взаимодействия:</text:p>
      <text:p text:style-name="Standard"/>
      <text:p text:style-name="Standard">1. ищетВ — связывает пользователя с целевым городом</text:p>
      <text:p text:style-name="Standard"><text:s text:c="3"/>· Домен: Пользователь</text:p>
      <text:p text:style-name="Standard"><text:s text:c="3"/>· Диапазон: Город</text:p>
      <text:p text:style-name="Standard"><text:s text:c="3"/>· Семантика: пользователь формирует поисковый запрос по городу</text:p>
      <text:p text:style-name="Standard">2. показывает — связывает город с доступными гостиницами</text:p>
      <text:p text:style-name="Standard"><text:s text:c="3"/>· Домен: Город</text:p>
      <text:p text:style-name="Standard"><text:s text:c="3"/>· Диапазон: Гостиница</text:p>
      <text:p text:style-name="Standard"><text:s text:c="3"/>· Семантика: система отображает варианты размещения в выбранном городе</text:p>
      <text:p text:style-name="Standard">3. имеетНомер — связывает гостиницу с доступными номерами</text:p>
      <text:p text:style-name="Standard"><text:soft-page-break/><text:s text:c="3"/>· Домен: Гостиница</text:p>
      <text:p text:style-name="Standard"><text:s text:c="3"/>· Диапазон: Номер</text:p>
      <text:p text:style-name="Standard"><text:s text:c="3"/>· Семантика: гостиница предлагает конкретные типы номеров</text:p>
      <text:p text:style-name="Standard">4. бронирует — связывает пользователя с фактом бронирования</text:p>
      <text:p text:style-name="Standard"><text:s text:c="3"/>· Домен: Пользователь</text:p>
      <text:p text:style-name="Standard"><text:s text:c="3"/>· Диапазон: Бронирование</text:p>
      <text:p text:style-name="Standard"><text:s text:c="3"/>· Семантика: пользователь инициирует процедуру бронирования</text:p>
      <text:p text:style-name="Standard">5. дляНомера — связывает бронирование с конкретным номером</text:p>
      <text:p text:style-name="Standard"><text:s text:c="3"/>· Домен: Бронирование</text:p>
      <text:p text:style-name="Standard"><text:s text:c="3"/>· Диапазон: Номер</text:p>
      <text:p text:style-name="Standard"><text:s text:c="3"/>· Семантика: бронирование относится к определенному номеру</text:p>
      <text:p text:style-name="Standard"/>
      <text:p text:style-name="Standard">3. Свойства данных (Data Properties)</text:p>
      <text:p text:style-name="Standard"/>
      <text:p text:style-name="Standard">Два атрибутивных свойства описывают характеристики объектов:</text:p>
      <text:p text:style-name="Standard"/>
      <text:p text:style-name="Standard">1. название — наименование города или гостиницы (строка)</text:p>
      <text:p text:style-name="Standard"><text:s text:c="3"/>· Особенность: свойство не имеет явно объявленного домена, но используется для классов Город и Гостиница</text:p>
      <text:p text:style-name="Standard">2. цена — стоимость номера (десятичное число)</text:p>
      <text:p text:style-name="Standard"><text:s text:c="3"/>· Домен: Номер</text:p>
      <text:p text:style-name="Standard"><text:s text:c="3"/>· Диапазон: xsd:decimal</text:p>
      <text:p text:style-name="Standard"><text:s text:c="3"/>· Особенность: атрибут определен только для класса Номер</text:p>
      <text:p text:style-name="Standard"/>
      <text:p text:style-name="Standard">4. Конкретные экземпляры (Individuals)</text:p>
      <text:p text:style-name="Standard"/>
      <text:p text:style-name="Standard">Модель включает наполнение конкретными данными, иллюстрирующими типичный сценарий:</text:p>
      <text:p text:style-name="Standard"/>
      <text:p text:style-name="Standard">Пользователь системы:</text:p>
      <text:p text:style-name="Standard"/>
      <text:p text:style-name="Standard">· Иван (тип: Пользователь)</text:p>
      <text:p text:style-name="Standard"><text:s text:c="2"/>· ищетВ: Сочи</text:p>
      <text:p text:style-name="Standard"><text:s text:c="2"/>· бронирует: Бронь_1</text:p>
      <text:p text:style-name="Standard"/>
      <text:p text:style-name="Standard">Географическая локация:</text:p>
      <text:p text:style-name="Standard"/>
      <text:p text:style-name="Standard">· Сочи (тип: Город)</text:p>
      <text:p text:style-name="Standard"><text:s text:c="2"/>· название: "Сочи"</text:p>
      <text:p text:style-name="Standard"><text:s text:c="2"/>· показывает: Отель_Море</text:p>
      <text:p text:style-name="Standard"/>
      <text:p text:style-name="Standard"><text:soft-page-break/>Объект размещения:</text:p>
      <text:p text:style-name="Standard"/>
      <text:p text:style-name="Standard">· Отель_Море (тип: Гостиница)</text:p>
      <text:p text:style-name="Standard"><text:s text:c="2"/>· название: "Отель Море"</text:p>
      <text:p text:style-name="Standard"><text:s text:c="2"/>· имеетНомер: Номер_1</text:p>
      <text:p text:style-name="Standard"/>
      <text:p text:style-name="Standard">Предмет бронирования:</text:p>
      <text:p text:style-name="Standard"/>
      <text:p text:style-name="Standard">· Номер_1 (тип: Номер)</text:p>
      <text:p text:style-name="Standard"><text:s text:c="2"/>· цена: 5000</text:p>
      <text:p text:style-name="Standard"/>
      <text:p text:style-name="Standard">Транзакционная запись:</text:p>
      <text:p text:style-name="Standard"/>
      <text:p text:style-name="Standard">· Бронь_1 (тип: Бронирование)</text:p>
      <text:p text:style-name="Standard"><text:s text:c="2"/>· дляНомера: Номер_1</text:p>
      <text:p text:style-name="Standard"/>
      <text:p text:style-name="Standard">Семантические особенности модели</text:p>
      <text:p text:style-name="Standard"/>
      <text:p text:style-name="Standard">Логическая цепочка</text:p>
      <text:p text:style-name="Standard"/>
      <text:p text:style-name="Standard">Модель позволяет проследить полный путь пользовательского запроса:</text:p>
      <text:p text:style-name="Standard"/>
      <text:p text:style-name="Standard">Пользователь → (ищетВ) → Город → (показывает) → Гостиница → (имеетНомер) → Номер</text:p>
      <text:p text:style-name="Standard"><text:s text:c="6"/>↓</text:p>
      <text:p text:style-name="Standard">(бронирует) <text:s text:c="27"/>↑</text:p>
      <text:p text:style-name="Standard"><text:s text:c="6"/>↓ <text:s text:c="25"/>(дляНомера)</text:p>
      <text:p text:style-name="Standard">Бронирование ───────────────────────────┘</text:p>
      <text:p text:style-name="Standard">Отсутствие ограничений</text:p>
      <text:p text:style-name="Standard"/>
      <text:p text:style-name="Standard">В отличие от предыдущей модели, здесь не используются:</text:p>
      <text:p text:style-name="Standard"/>
      <text:p text:style-name="Standard">· Явные объявления доменов для всех свойств данных</text:p>
      <text:p text:style-name="Standard">· Иерархии наследования классов</text:p>
      <text:p text:style-name="Standard">· Сложные конструкторы (union, intersection)</text:p>
      <text:p text:style-name="Standard">· Ограничения кардинальности</text:p>
      <text:p text:style-name="Standard"/>
      <text:p text:style-name="Standard">Это делает модель более простой и ориентированной на базовое представление процесса.</text:p>
      <text:p text:style-name="Standard"/>
      <text:p text:style-name="Standard">Практическое применение</text:p>
      <text:p text:style-name="Standard"><text:soft-page-break/></text:p>
      <text:p text:style-name="Standard">Модель решает следующие задачи:</text:p>
      <text:p text:style-name="Standard"/>
      <text:p text:style-name="Standard">1. Моделирование процесса — формализация последовательности действий при бронировании</text:p>
      <text:p text:style-name="Standard">2. Связывание данных — установление отношений между разрозненными сущностями</text:p>
      <text:p text:style-name="Standard">3. Документирование сценария — описание типичного пользовательского кейса</text:p>
      <text:p text:style-name="Standard">4. База для расширения — создание фундамента для более сложной модели бронирования</text:p>
      <text:p text:style-name="Standard"/>
      <text:p text:style-name="Standard">Пример SPARQL-запроса</text:p>
      <text:p text:style-name="Standard"/>
      <text:p text:style-name="Standard">Для поиска доступных номеров в конкретном городе:</text:p>
      <text:p text:style-name="Standard"/>
      <text:p text:style-name="Standard">`sparql</text:p>
      <text:p text:style-name="Standard">PREFIX : &lt;<text:a xlink:type="simple" xlink:href="http://www.semanticweb.org/ostrovok-simple" text:style-name="Internet_20_link" text:visited-style-name="Visited_20_Internet_20_Link">http://www.semanticweb.org/ostrovok-simple</text:a>#&gt;</text:p>
      <text:p text:style-name="Standard">SELECT ?гостиница ?номер ?цена</text:p>
      <text:p text:style-name="Standard">WHERE {</text:p>
      <text:p text:style-name="Standard"><text:s text:c="2"/>?город :название "Сочи" ;</text:p>
      <text:p text:style-name="Standard"><text:s text:c="9"/>:показывает ?гостиница .</text:p>
      <text:p text:style-name="Standard"><text:s text:c="2"/>?гостиница :имеетНомер ?номер .</text:p>
      <text:p text:style-name="Standard"><text:s text:c="2"/>?номер :цена ?цена .</text:p>
      <text:p text:style-name="Standard">}</text:p>
      <text:p text:style-name="Standard"/>
      <text:p text:style-name="Standard">Для получения информации о бронированиях пользователя:</text:p>
      <text:p text:style-name="Standard"/>
      <text:p text:style-name="Standard">sparql</text:p>
      <text:p text:style-name="Standard">PREFIX : &lt;http://www.semanticweb.org/ostrovok-simple#&gt;</text:p>
      <text:p text:style-name="Standard"/>
      <text:p text:style-name="Standard">SELECT ?бронь ?номер ?цена</text:p>
      <text:p text:style-name="Standard">WHERE {</text:p>
      <text:p text:style-name="Standard"><text:s text:c="2"/>:Иван :бронирует ?бронь .</text:p>
      <text:p text:style-name="Standard"><text:s text:c="2"/>?бронь :дляНомера ?номер .</text:p>
      <text:p text:style-name="Standard"><text:s text:c="2"/>?номер :цена ?цена .</text:p>
      <text:p text:style-name="Standard">}</text:p>
      <text:p text:style-name="Standard">`</text:p>
      <text:p text:style-name="Standard"/>
      <text:p text:style-name="Standard">Заключение</text:p>
      <text:p text:style-name="Standard"/>
      <text:p text:style-name="Standard"><text:soft-page-break/>Представленная онтологическая модель демонстрирует минимально достаточный набор конструкций OWL для формализации процесса онлайн-бронирования. Модель корректно отражает основные сущности и отношения предметной области, образуя логически связную структуру. Простота модели позволяет легко ее расширять дополнительными классами (ТипНомера, Услуги, Отзывы), свойствами (вместимость, рейтинг, даты) и ограничениями для решения более сложных задач управления бронированиями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Noto Sans" svg:font-family="'Noto Sans'" style:font-family-generic="swiss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Noto Serif" fo:font-size="12pt" fo:language="en" fo:country="US" style:letter-kerning="true" style:font-name-asian="Noto Sans1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Noto Serif" fo:font-size="12pt" fo:language="en" fo:country="US" style:letter-kerning="true" style:font-name-asian="Noto Sans1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Noto Sans" fo:font-family="'Noto Sans'" style:font-family-generic="swiss" style:font-pitch="variable" fo:font-size="14pt" style:font-name-asian="Noto Sans1" style:font-family-asian="'Noto Sans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19T00:04:53.564351081</meta:creation-date>
    <dc:date>2025-12-19T00:05:45.134743301</dc:date>
    <meta:editing-duration>PT51S</meta:editing-duration>
    <meta:editing-cycles>1</meta:editing-cycles>
    <meta:document-statistic meta:table-count="0" meta:image-count="0" meta:object-count="0" meta:page-count="5" meta:paragraph-count="109" meta:word-count="555" meta:character-count="4726" meta:non-whitespace-character-count="4023"/>
    <meta:generator>LibreOffice/25.8.3.2$Linux_X86_64 LibreOffice_project/580$Build-2</meta:generator>
  </office:meta>
</office:document-meta>
</file>